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538a9d" officeooo:paragraph-rsid="05538a9d"/>
    </style:style>
    <style:style style:name="P4" style:family="paragraph" style:parent-style-name="Text_20_body">
      <style:paragraph-properties fo:line-height="100%"/>
      <style:text-properties officeooo:rsid="04af6545" officeooo:paragraph-rsid="04af6545"/>
    </style:style>
    <style:style style:name="P5" style:family="paragraph" style:parent-style-name="Text_20_body">
      <style:text-properties officeooo:rsid="05470a17" officeooo:paragraph-rsid="05538a9d"/>
    </style:style>
    <style:style style:name="P6" style:family="paragraph" style:parent-style-name="Text_20_body">
      <style:text-properties officeooo:rsid="055e4734" officeooo:paragraph-rsid="055e4734"/>
    </style:style>
    <style:style style:name="P7" style:family="paragraph" style:parent-style-name="Heading_20_2">
      <style:text-properties officeooo:paragraph-rsid="052ed04f"/>
    </style:style>
    <style:style style:name="P8" style:family="paragraph" style:parent-style-name="Heading_20_2">
      <style:text-properties officeooo:paragraph-rsid="055e4734"/>
    </style:style>
    <style:style style:name="P9" style:family="paragraph" style:parent-style-name="Text_20_body" style:list-style-name="L1">
      <style:text-properties officeooo:rsid="055e4734" officeooo:paragraph-rsid="055e4734"/>
    </style:style>
    <style:style style:name="P10" style:family="paragraph" style:parent-style-name="Text_20_body">
      <style:text-properties officeooo:rsid="055e4734" officeooo:paragraph-rsid="055e4734"/>
    </style:style>
    <style:style style:name="P11" style:family="paragraph" style:parent-style-name="Text_20_body">
      <style:text-properties officeooo:rsid="0560fed2" officeooo:paragraph-rsid="0560fed2"/>
    </style:style>
    <style:style style:name="P12"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52d90d"/>
    </style:style>
    <style:style style:name="T3" style:family="text">
      <style:text-properties officeooo:rsid="06c29e80"/>
    </style:style>
    <style:style style:name="T4" style:family="text">
      <style:text-properties officeooo:rsid="05591939"/>
    </style:style>
    <style:style style:name="T5" style:family="text">
      <style:text-properties officeooo:rsid="055a06db"/>
    </style:style>
    <style:style style:name="T6" style:family="text">
      <style:text-properties officeooo:rsid="055e4734"/>
    </style:style>
    <style:style style:name="T7" style:family="text">
      <style:text-properties fo:language="en" fo:country="U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1">מטלה</text:span> <text:span text:style-name="T2">5 - משחקים, שיווי משקל</text:span></text:h>
      <text:p text:style-name="P4">יש לענות על שאלה אחת לבחירתכם. הגשה בזוגות, עד תחילת ההרצאה הבאה.</text:p>
      <text:p text:style-name="P7">שאלה <text:span text:style-name="T4">1</text:span>: <text:span text:style-name="T5">כדורי הזהב</text:span></text:p>
      <text:p text:style-name="P3">צפו בסרטון על משחק "כדורי הזהב", למשל <text:s/><text:span text:style-name="T3">https://youtu.be/p3Uos2fzIJ0</text:span> וענו:</text:p>
      <text:p text:style-name="P3">א. מהי טבלת התועלות של המשחק?</text:p>
      <text:p text:style-name="P3">ב. האם יש שיווי-משקל בפעולות שולטות, ואם כן, איזה?</text:p>
      <text:p text:style-name="P3">ג. מה הם כל שיוויי-משקל-נאש במשחק?</text:p>
      <text:p text:style-name="P5"/>
      <text:p text:style-name="P8">שאלה 2: דילמת הנוסע<text:span text:style-name="T6"> (</text:span><text:bookmark text:name="firstHeading"/><text:span text:style-name="T7">Traveler's dilemma</text:span><text:span text:style-name="T6">)</text:span></text:p>
      <text:p text:style-name="P6">מישהו מציע לכם את המשחק הבא, לשני שחקנים. שמים אתכם בחדר אחד, ואת השחקן השני בחדר אחר, כך שאין לכם אפשרות לתקשר ביניכם. נותנים לכם דף ועט ואומרים לכם לכתוב מספר בין 2 ל-100. חוקי המשחק הם:</text:p>
      <text:list xml:id="list770487329756879689" text:style-name="L1">
        <text:list-item>
          <text:p text:style-name="P9">אם שניכם כתבתם אותו מספר, נניח k - שניכם מקבלים k שקלים.</text:p>
        </text:list-item>
        <text:list-item>
          <text:p text:style-name="P9">אם כתבתם מספרים שונים - נניח ש-k הוא המספר הקטן ביניהם. אז מי שכתב k מקבל k+2, ומי שכתב מספר גדול יותר מקבל k-2.</text:p>
        </text:list-item>
      </text:list>
      <text:p text:style-name="P6">מהו שיווי-משקל נאש במשחק זה?</text:p>
      <text:p text:style-name="P6"/>
      <text:p text:style-name="P11">[המשך יבוא]</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4-27T00:15:03.222345000</dc:date>
    <meta:editing-duration>P10DT9H34M6S</meta:editing-duration>
    <meta:editing-cycles>1226</meta:editing-cycles>
    <meta:document-statistic meta:table-count="0" meta:image-count="0" meta:object-count="0" meta:page-count="1" meta:paragraph-count="15" meta:word-count="147" meta:character-count="755" meta:non-whitespace-character-count="624"/>
  </office:meta>
</office:document-meta>
</file>